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fd6ce" officeooo:paragraph-rsid="000fd6ce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ffe40" officeooo:paragraph-rsid="000ffe40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083aa" officeooo:paragraph-rsid="001083aa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8baef" officeooo:paragraph-rsid="0018baef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292929" loext:opacity="100%" style:font-name="source-serif-pro" fo:font-size="14pt" fo:letter-spacing="normal" fo:font-style="normal" fo:font-weight="normal" officeooo:rsid="001083aa" officeooo:paragraph-rsid="001083aa" style:font-size-asian="14pt" style:font-size-complex="14pt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paragraph-properties fo:margin-left="0cm" fo:margin-right="0cm" style:line-height-at-least="0.774cm" fo:orphans="2" fo:widows="2" fo:text-indent="0cm" style:auto-text-indent="false"/>
      <style:text-properties fo:font-variant="normal" fo:text-transform="none" fo:color="#292929" loext:opacity="100%" style:font-name="source-serif-pro" fo:font-size="14pt" fo:font-style="normal" fo:font-weight="normal" style:font-size-asian="14pt" style:font-size-complex="14pt"/>
    </style:style>
    <style:style style:name="P9" style:family="paragraph" style:parent-style-name="Text_20_body">
      <style:paragraph-properties fo:margin-left="0cm" fo:margin-right="0cm" style:line-height-at-least="0.774cm" fo:orphans="2" fo:widows="2" fo:text-indent="0cm" style:auto-text-indent="false"/>
    </style:style>
    <style:style style:name="P1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1" style:family="paragraph" style:parent-style-name="Heading_20_1">
      <style:paragraph-properties fo:line-height="150%"/>
      <style:text-properties fo:font-variant="normal" fo:text-transform="none" fo:color="#292929" loext:opacity="100%" style:font-name="Ubuntu" fo:font-size="14pt" officeooo:rsid="001083aa" officeooo:paragraph-rsid="001083aa" style:font-size-asian="14pt" style:font-size-complex="14pt"/>
    </style:style>
    <style:style style:name="P12" style:family="paragraph" style:parent-style-name="Heading_20_1">
      <style:paragraph-properties fo:line-height="150%"/>
      <style:text-properties fo:font-variant="normal" fo:text-transform="none" fo:color="#292929" loext:opacity="100%" style:font-name="sohne" fo:font-size="14pt" fo:font-style="normal" fo:font-weight="normal" officeooo:rsid="001083aa" officeooo:paragraph-rsid="001083aa" style:font-size-asian="14pt" style:font-size-complex="14pt"/>
    </style:style>
    <style:style style:name="P13" style:family="paragraph" style:parent-style-name="Heading_20_1">
      <style:paragraph-properties fo:line-height="150%"/>
      <style:text-properties fo:font-variant="normal" fo:text-transform="none" fo:color="#292929" loext:opacity="100%" style:font-name="source-serif-pro" fo:font-size="14pt" fo:letter-spacing="normal" fo:font-style="normal" fo:font-weight="normal" officeooo:paragraph-rsid="00179bfe" style:font-size-asian="14pt" style:font-size-complex="14pt"/>
    </style:style>
    <style:style style:name="P14" style:family="paragraph" style:parent-style-name="Heading_20_1">
      <style:paragraph-properties fo:line-height="150%"/>
      <style:text-properties fo:font-size="14pt" officeooo:paragraph-rsid="00179bfe" style:font-size-asian="14pt" style:font-size-complex="14pt"/>
    </style:style>
    <style:style style:name="T1" style:family="text">
      <style:text-properties officeooo:rsid="000fd6ce"/>
    </style:style>
    <style:style style:name="T2" style:family="text">
      <style:text-properties officeooo:rsid="0011a245"/>
    </style:style>
    <style:style style:name="T3" style:family="text">
      <style:text-properties style:font-name="sohne" fo:font-style="normal" fo:font-weight="normal"/>
    </style:style>
    <style:style style:name="T4" style:family="text">
      <style:text-properties officeooo:rsid="0012e240"/>
    </style:style>
    <style:style style:name="T5" style:family="text">
      <style:text-properties fo:font-variant="normal" fo:text-transform="none" fo:color="#292929" loext:opacity="100%" style:font-name="source-serif-pro" fo:font-size="14pt" fo:font-style="normal" fo:font-weight="normal" style:font-size-asian="14pt" style:font-size-complex="14pt"/>
    </style:style>
    <style:style style:name="T6" style:family="text">
      <style:text-properties fo:font-variant="normal" fo:text-transform="none" fo:color="#292929" loext:opacity="100%" style:font-name="source-serif-pro" fo:letter-spacing="normal" fo:font-style="normal" fo:font-weight="normal"/>
    </style:style>
    <style:style style:name="T7" style:family="text">
      <style:text-properties fo:font-variant="normal" fo:text-transform="none" fo:color="#292929" loext:opacity="100%" style:font-name="source-code-pro" fo:font-size="14pt" fo:font-style="normal" fo:font-weight="normal" fo:background-color="#f2f2f2" loext:char-shading-value="0" style:font-size-asian="14pt" style:font-size-complex="14pt" loext:padding="0cm" loext:border="none"/>
    </style:style>
    <style:style style:name="T8" style:family="text">
      <style:text-properties fo:font-variant="normal" fo:text-transform="none" fo:color="#292929" loext:opacity="100%" style:font-name="sohne" fo:letter-spacing="normal" fo:font-style="normal" fo:font-weight="normal" officeooo:rsid="001083aa"/>
    </style:style>
    <style:style style:name="T9" style:family="text">
      <style:text-properties fo:font-variant="normal" fo:text-transform="none" fo:color="#292929" loext:opacity="100%" style:font-name="sohne" fo:letter-spacing="normal" fo:font-style="normal" fo:font-weight="normal" officeooo:rsid="00179bfe"/>
    </style:style>
    <style:style style:name="T10" style:family="text">
      <style:text-properties fo:font-variant="normal" fo:text-transform="none" fo:color="#292929" loext:opacity="100%" style:font-name="sohne" fo:font-style="normal" fo:font-weight="normal" officeooo:rsid="001083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Ninja no Javascript</text:h>
      <text:p text:style-name="P1"><text:span text:style-name="T1">Ninja - </text:span><text:a xlink:type="simple" xlink:href="https://medium.com/womakerscode/10-dicas-para-se-tornar-ninja-em-javascript-31a963ad17a1" text:style-name="Internet_20_link" text:visited-style-name="Visited_20_Internet_20_Link">https://medium.com/womakerscode/10-dicas-para-se-tornar-ninja-em-javascript-31a963ad17a1</text:a> </text:p>
      <text:p text:style-name="P1"/>
      <text:p text:style-name="P2">W3 Reference - <text:a xlink:type="simple" xlink:href="https://www.w3schools.com/jsref/default.asp" text:style-name="Internet_20_link" text:visited-style-name="Visited_20_Internet_20_Link">https://www.w3schools.com/jsref/default.asp</text:a> </text:p>
      <text:p text:style-name="P1"/>
      <text:p text:style-name="P2">100 Concepts - <text:a xlink:type="simple" xlink:href="https://www.youtube.com/watch?v=lkIFF4maKMU&amp;ab_channel=Fireship" text:style-name="Internet_20_link" text:visited-style-name="Visited_20_Internet_20_Link">https://www.youtube.com/watch?v=lkIFF4maKMU&amp;ab_channel=Fireship</text:a> </text:p>
      <text:p text:style-name="P1"/>
      <text:p text:style-name="P1"/>
      <text:p text:style-name="P3">36 Conceitos - <text:a xlink:type="simple" xlink:href="https://rubenmarcus.medium.com/36-conceitos-para-se-tornar-um-expert-em-javascript-98c4598ba316" text:style-name="Internet_20_link" text:visited-style-name="Visited_20_Internet_20_Link">https://rubenmarcus.medium.com/36-conceitos-para-se-tornar-um-expert-em-javascript-98c4598ba316</text:a> </text:p>
      <text:p text:style-name="P3"/>
      <text:p text:style-name="P4">classes e factor<text:span text:style-name="T2">y</text:span> <text:span text:style-name="T2">functions </text:span>- <text:a xlink:type="simple" xlink:href="https://www.youtube.com/watch?v=4APvzc9qdN8&amp;ab_channel=RogerMelo" text:style-name="Internet_20_link" text:visited-style-name="Visited_20_Internet_20_Link">https://www.youtube.com/watch?v=4APvzc9qdN8&amp;ab_channel=RogerMelo</text:a> <text:span text:style-name="T4">| </text:span><text:a xlink:type="simple" xlink:href="https://www.javascripttutorial.net/javascript-factory-functions/" text:style-name="Internet_20_link" text:visited-style-name="Visited_20_Internet_20_Link"><text:span text:style-name="T4">https://www.javascripttutorial.net/javascript-factory-functions/</text:span></text:a><text:span text:style-name="T4"> </text:span></text:p>
      <text:p text:style-name="P4"/>
      <text:h text:style-name="P11" text:outline-level="1">’<text:span text:style-name="T3">this’ e os métodos ‘apply’, ‘call’, e ‘bind’.</text:span></text:h>
      <text:h text:style-name="P12" text:outline-level="1"><text:bookmark text:name="0d4c"/>20. Funções Puras, Side Effects, e State Mutations</text:h>
      <text:p text:style-name="P8"><text:bookmark text:name="8a98"/>Esses três conceitos são muito importantes para um desenvolvedor JavaScript.</text:p>
      <text:p text:style-name="P4"/>
      <text:h text:style-name="P12" text:outline-level="1"><text:bookmark text:name="d83b"/>24. Collections e Generators</text:h>
      <text:p text:style-name="P9"><text:bookmark text:name="4efd"/><text:span text:style-name="T5">Collections e generators foram introduzidos recentemente no ES6. As collections recém-introduzidas foram </text:span><text:span text:style-name="Source_20_Text"><text:span text:style-name="T7">Map</text:span></text:span><text:span text:style-name="T5">, </text:span><text:span text:style-name="Source_20_Text"><text:span text:style-name="T7">Set</text:span></text:span><text:span text:style-name="T5">, </text:span><text:span text:style-name="Source_20_Text"><text:span text:style-name="T7">WeakSet</text:span></text:span><text:span text:style-name="T5">, e</text:span><text:span text:style-name="Source_20_Text"><text:span text:style-name="T7">WeakMap</text:span></text:span><text:span text:style-name="T5">..</text:span></text:p>
      <text:p text:style-name="P4"/>
      <text:h text:style-name="P12" text:outline-level="1"><text:bookmark text:name="d684"/><text:soft-page-break/>28. Estrutura de Dados</text:h>
      <text:p text:style-name="P6">as estruturas de dados e seus relacionamentos</text:p>
      <text:p text:style-name="P6">Você deve saber sobre linked lists, queues, stacks, árvores, grafos e hash tables</text:p>
      <text:p text:style-name="P6"/>
      <text:h text:style-name="P14" text:outline-level="1"><text:bookmark text:name="0a1f"/><text:span text:style-name="T8">29. Complexidade de Tempo </text:span><text:span text:style-name="T9">ou notação Big O</text:span></text:h>
      <text:p text:style-name="P6"/>
      <text:h text:style-name="P14" text:outline-level="1"><text:bookmark text:name="0d6d"/><text:span text:style-name="T10">30. Algoritmos</text:span><text:line-break/><text:bookmark text:name="111a"/><text:span text:style-name="T6">Search</text:span></text:h>
      <text:h text:style-name="P13" text:outline-level="1"><text:bookmark text:name="9688"/>Sort</text:h>
      <text:p text:style-name="P7"/>
      <text:p text:style-name="P5">Boas praticas em js / clean code js</text:p>
      <text:p text:style-name="P5">algo pra ver: <text:a xlink:type="simple" xlink:href="https://github.com/felipe-augusto/clean-code-javascript" text:style-name="Internet_20_link" text:visited-style-name="Visited_20_Internet_20_Link">https://github.com/felipe-augusto/clean-code-javascript</text:a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1:53:16.767273537</meta:creation-date>
    <dc:date>2023-06-15T16:50:50.011543006</dc:date>
    <meta:editing-duration>PT2H34M26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2" meta:paragraph-count="19" meta:word-count="120" meta:character-count="1181" meta:non-whitespace-character-count="1074"/>
  </office:meta>
</office:document-meta>
</file>